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TlwgTypewriter" svg:font-family="TlwgTypewriter" style:font-family-generic="modern" style:font-pitch="variable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Century Schoolbook L" svg:font-family="'Century Schoolbook L'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fo:orphans="0" fo:widows="0"/>
    </style:style>
    <style:style style:name="P2" style:family="paragraph" style:parent-style-name="Standard">
      <style:paragraph-properties fo:text-align="justify" style:justify-single-word="false" fo:orphans="0" fo:widows="0"/>
      <style:text-properties fo:color="#000000" style:font-name="Times New Roman" fo:font-size="11pt" style:font-size-asian="11pt" style:font-name-complex="Times New Roman1" style:font-size-complex="11pt"/>
    </style:style>
    <style:style style:name="P3" style:family="paragraph" style:parent-style-name="Standard">
      <style:paragraph-properties fo:text-align="justify" style:justify-single-word="false" fo:orphans="0" fo:widows="0"/>
      <style:text-properties fo:color="#000000" style:font-name="Arial1" fo:font-size="11pt" style:text-underline-style="solid" style:text-underline-width="auto" style:text-underline-color="font-color" style:font-size-asian="11pt" style:font-name-complex="Arial2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1pt" style:font-size-asian="11pt" style:font-name-complex="Arial2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Arial1" fo:font-size="11pt" officeooo:paragraph-rsid="001efd33" style:font-size-asian="11pt" style:font-name-complex="Arial2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Arial1" fo:font-size="11pt" officeooo:rsid="001da643" officeooo:paragraph-rsid="001da643" style:font-size-asian="11pt" style:font-name-complex="Arial2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Arial1" fo:font-size="11pt" fo:font-weight="bold" style:font-size-asian="11pt" style:font-weight-asian="bold" style:font-name-complex="Arial2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Arial1" fo:font-size="11pt" fo:font-weight="bold" officeooo:rsid="001af316" officeooo:paragraph-rsid="001af316" style:font-size-asian="11pt" style:font-weight-asian="bold" style:font-name-complex="Arial2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Arial1" fo:font-size="11pt" fo:font-weight="bold" officeooo:rsid="001af316" officeooo:paragraph-rsid="001efd33" style:font-size-asian="11pt" style:font-weight-asian="bold" style:font-name-complex="Arial2" style:font-size-complex="11pt" style:font-weight-complex="bold"/>
    </style:style>
    <style:style style:name="P10" style:family="paragraph" style:parent-style-name="Standard">
      <style:paragraph-properties fo:text-align="justify" style:justify-single-word="false" fo:orphans="0" fo:widows="0"/>
      <style:text-properties style:font-name="Arial1" fo:font-size="11pt" fo:font-style="italic" style:font-size-asian="11pt" style:font-style-asian="italic" style:font-name-complex="Arial2" style:font-size-complex="11pt"/>
    </style:style>
    <style:style style:name="P11" style:family="paragraph" style:parent-style-name="Standard">
      <style:paragraph-properties fo:text-align="justify" style:justify-single-word="false" fo:orphans="0" fo:widows="0"/>
      <style:text-properties style:font-name="Arial1" fo:font-size="11pt" fo:font-style="italic" officeooo:rsid="001af316" officeooo:paragraph-rsid="001efd33" style:font-size-asian="11pt" style:font-style-asian="italic" style:font-name-complex="Arial2" style:font-size-complex="11pt"/>
    </style:style>
    <style:style style:name="P12" style:family="paragraph" style:parent-style-name="Standard">
      <style:paragraph-properties fo:text-align="justify" style:justify-single-word="false"/>
      <style:text-properties style:font-name="Arial1" fo:font-size="9pt" fo:font-weight="normal" officeooo:rsid="001af316" officeooo:paragraph-rsid="001af316" style:font-size-asian="9pt" style:font-weight-asian="normal" style:font-name-complex="Arial2" style:font-size-complex="9pt" style:font-weight-complex="normal"/>
    </style:style>
    <style:style style:name="P13" style:family="paragraph" style:parent-style-name="Standard">
      <style:paragraph-properties fo:text-align="justify" style:justify-single-word="false" fo:orphans="0" fo:widows="0"/>
      <style:text-properties fo:font-size="9pt" style:font-size-asian="9pt" style:font-size-complex="9pt"/>
    </style:style>
    <style:style style:name="P14" style:family="paragraph" style:parent-style-name="Preformatted_20_Text">
      <style:paragraph-properties fo:text-align="justify" style:justify-single-word="false"/>
      <style:text-properties fo:font-size="9pt" style:font-size-asian="9pt" style:font-size-complex="9pt"/>
    </style:style>
    <style:style style:name="P15" style:family="paragraph" style:parent-style-name="Preformatted_20_Text">
      <style:paragraph-properties fo:text-align="justify" style:justify-single-word="false"/>
      <style:text-properties style:font-name="Arial1" fo:font-size="11pt" fo:font-weight="normal" officeooo:rsid="001af316" officeooo:paragraph-rsid="001af316" style:font-size-asian="11pt" style:font-weight-asian="normal" style:font-name-complex="Arial2" style:font-size-complex="11pt" style:font-weight-complex="normal"/>
    </style:style>
    <style:style style:name="P16" style:family="paragraph" style:parent-style-name="Preformatted_20_Text">
      <style:paragraph-properties fo:text-align="justify" style:justify-single-word="false"/>
      <style:text-properties style:font-name="Arial1" fo:font-size="11pt" style:font-size-asian="11pt" style:font-name-complex="Arial2" style:font-size-complex="11pt"/>
    </style:style>
    <style:style style:name="P17" style:family="paragraph" style:parent-style-name="Standard" style:master-page-name="Standard">
      <style:paragraph-properties fo:text-align="center" style:justify-single-word="false" fo:orphans="0" fo:widows="0" style:page-number="auto"/>
    </style:style>
    <style:style style:name="P18" style:family="paragraph" style:parent-style-name="Standard">
      <style:paragraph-properties fo:text-align="justify" style:justify-single-word="false" fo:orphans="0" fo:widows="0"/>
      <style:text-properties style:font-name="Arial1" fo:font-size="9pt" style:font-size-asian="9pt" style:font-name-complex="Arial2" style:font-size-complex="9pt"/>
    </style:style>
    <style:style style:name="P19" style:family="paragraph" style:parent-style-name="Standard">
      <style:paragraph-properties fo:text-align="justify" style:justify-single-word="false" fo:orphans="0" fo:widows="0"/>
      <style:text-properties style:font-name="Arial1" fo:font-size="9pt" officeooo:rsid="001efd33" officeooo:paragraph-rsid="001efd33" style:font-size-asian="9pt" style:font-name-complex="Arial2" style:font-size-complex="9pt"/>
    </style:style>
    <style:style style:name="P20" style:family="paragraph" style:parent-style-name="Standard">
      <style:paragraph-properties fo:text-align="justify" style:justify-single-word="false" fo:orphans="0" fo:widows="0"/>
      <style:text-properties style:font-name="TlwgTypewriter" fo:font-size="9pt" officeooo:rsid="001efd33" officeooo:paragraph-rsid="001efd33" style:font-size-asian="9pt" style:font-name-complex="Arial2" style:font-size-complex="9pt"/>
    </style:style>
    <style:style style:name="T1" style:family="text">
      <style:text-properties fo:color="#000000" style:font-name="Times New Roman" fo:font-size="11pt" style:text-underline-style="solid" style:text-underline-width="auto" style:text-underline-color="font-color" style:font-size-asian="11pt" style:font-name-complex="Times New Roman1" style:font-size-complex="11pt"/>
    </style:style>
    <style:style style:name="T2" style:family="text">
      <style:text-properties fo:color="#000000" style:font-name="Times New Roman" fo:font-size="11pt" style:text-underline-style="solid" style:text-underline-width="auto" style:text-underline-color="font-color" officeooo:rsid="001af316" style:font-size-asian="11pt" style:font-name-complex="Times New Roman1" style:font-size-complex="11pt"/>
    </style:style>
    <style:style style:name="T3" style:family="text">
      <style:text-properties fo:color="#000000" style:font-name="Times New Roman" fo:font-size="10pt" style:font-size-asian="10pt" style:font-name-complex="Times New Roman1" style:font-size-complex="11pt"/>
    </style:style>
    <style:style style:name="T4" style:family="text">
      <style:text-properties style:font-name="Times New Roman" fo:font-size="10pt" style:font-size-asian="10pt" style:font-name-complex="Times New Roman1" style:font-size-complex="11pt"/>
    </style:style>
    <style:style style:name="T5" style:family="text">
      <style:text-properties fo:color="#555555" style:font-name="Times New Roman" fo:font-size="10pt" style:font-size-asian="10pt" style:font-name-complex="Times New Roman1" style:font-size-complex="11pt"/>
    </style:style>
    <style:style style:name="T6" style:family="text">
      <style:text-properties fo:color="#1155cd" style:font-name="Times New Roman" fo:font-size="10pt" style:font-size-asian="10pt" style:font-name-complex="Times New Roman1" style:font-size-complex="11pt"/>
    </style:style>
    <style:style style:name="T7" style:family="text">
      <style:text-properties style:font-name="Arial1" style:font-name-complex="Arial2"/>
    </style:style>
    <style:style style:name="T8" style:family="text">
      <style:text-properties style:font-name="Arial1" officeooo:rsid="001af316" style:font-name-complex="Arial2"/>
    </style:style>
    <style:style style:name="T9" style:family="text">
      <style:text-properties officeooo:rsid="001af316"/>
    </style:style>
    <style:style style:name="T10" style:family="text">
      <style:text-properties fo:font-size="9pt" officeooo:rsid="001af316" style:font-size-asian="9pt" style:font-size-complex="9pt"/>
    </style:style>
    <style:style style:name="T11" style:family="text">
      <style:text-properties fo:font-size="9pt" fo:font-weight="normal" officeooo:rsid="001efd33" style:font-size-asian="9pt" style:font-weight-asian="normal" style:font-size-complex="9pt" style:font-weight-complex="normal"/>
    </style:style>
    <style:style style:name="T12" style:family="text">
      <style:text-properties officeooo:rsid="001efd33"/>
    </style:style>
    <style:style style:name="T13" style:family="text">
      <style:text-properties style:font-name="TlwgTypewrite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">Programming Assignment-</text:span><text:span text:style-name="T2">6</text:span></text:p>
      <text:p text:style-name="P1"><text:span text:style-name="T3">Akanksha Bansal <text:s text:c="2"/>(</text:span><text:a xlink:type="simple" xlink:href="mailto:akankshabansal90@gmail.com?subject=Assignment%20%20Submission"><text:span text:style-name="T4">akankshabansal90@gmail.com</text:span></text:a><text:span text:style-name="T5">)</text:span></text:p>
      <text:p text:style-name="P1"><text:span text:style-name="T3">Gaurav Nanda <text:s text:c="7"/></text:span><text:span text:style-name="T5">(</text:span><text:a xlink:type="simple" xlink:href="mailto:gaurav324@gmail.com?subject=Assignment%20%20Submission"><text:span text:style-name="T4">gaurav324@gmail.com</text:span></text:a><text:span text:style-name="T5">)</text:span></text:p>
      <text:p text:style-name="P1"><text:span text:style-name="T3">Prateek Agarwal <text:s text:c="3"/></text:span><text:span text:style-name="T5">(</text:span><text:a xlink:type="simple" xlink:href="mailto:prat0318@gmail.com?subject=Assignment%20%20Submission"><text:span text:style-name="T4">prat0318@gmail.com</text:span></text:a><text:span text:style-name="T6">)</text:span></text:p>
      <text:p text:style-name="P2"/>
      <text:p text:style-name="P8">FSMLite:</text:p>
      <text:p text:style-name="P8"/>
      <text:p text:style-name="P15">java FSMLite.Conform xxx</text:p>
      <text:p text:style-name="P12"><text:tab/>xxx is expected to be a xxx.state.violet file. Main() method calls the custom written State Parser , converts .violet to .violet.pl . And then adds state.conform.pl constraints at the end of the .violet.pl. Swipl is internally called to validate the constraints and spits out errors if present and exits.</text:p>
      <text:p text:style-name="P7"/>
      <text:p text:style-name="P16">java FSMLite.Convert xxx</text:p>
      <text:p text:style-name="P14"><text:span text:style-name="T7"><text:tab/></text:span><text:span text:style-name="T8">It internally calls Conform to validate the .violet file. If correct, it uses 'Convert2Java.vm' to parse the .pl generated to generate .java files.</text:span></text:p>
      <text:p text:style-name="P4"/>
      <text:p text:style-name="P6">Important directories:</text:p>
      <text:p text:style-name="P6">Inputs/ It contains the violet xml files for all the test cases of P5</text:p>
      <text:p text:style-name="P6"/>
      <text:p text:style-name="P6">Outputs/ It contains all the .java, .pl files created during script execution. </text:p>
      <text:p text:style-name="P3"/>
      <text:p text:style-name="P3"><text:bookmark text:name="_GoBack"/>Running Instructions:</text:p>
      <text:p text:style-name="P9"><text:span text:style-name="T12">MDELite2.3/</text:span>config.properties <text:span text:style-name="T11">[currently set to MAC environment]</text:span></text:p>
      <text:p text:style-name="P5"><text:span text:style-name="T9"><text:tab/></text:span><text:span text:style-name="T10">It contains SWIPL path location and has to adjusted as per the user's OS environment.</text:span></text:p>
      <text:p text:style-name="P11"/>
      <text:p text:style-name="P10">$ <text:span text:style-name="T13">sh ./run.script</text:span></text:p>
      <text:p text:style-name="P13"><text:span text:style-name="T7">This script will compile the code for the above sections and then call functions to generate the </text:span><text:span text:style-name="T8">java</text:span><text:span text:style-name="T7"> files from the .</text:span><text:span text:style-name="T8">violet xml</text:span><text:span text:style-name="T7"> given in the argument. The output will indicate if the tests have run successfully or not. </text:span></text:p>
      <text:p text:style-name="P18"/>
      <text:p text:style-name="P19">Expected Output:</text:p>
      <text:p text:style-name="P19">If any FSM violet XML doesn't follow the model constraints, it is expected to see a Conformance failure.</text:p>
      <text:p text:style-name="P19">Something like below is not a defect, but a correct expectation:</text:p>
      <text:p text:style-name="P19"/>
      <text:p text:style-name="P20">Conformance Failure </text:p>
      <text:p text:style-name="P20">Exception in thread "main" java.lang.RuntimeException </text:p>
      <text:p text:style-name="P20"><text:tab/>at CoreMDELite.GProlog.executeProlog(GProlog.java:115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TlwgTypewriter" svg:font-family="TlwgTypewriter" style:font-family-generic="modern" style:font-pitch="variable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Century Schoolbook L" svg:font-family="'Century Schoolbook L'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en" fo:country="US" style:letter-kerning="true" style:font-name-asian="DejaVu Sans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style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text-properties style:font-name="Lucida Grande" fo:font-size="9pt" style:font-size-asian="9pt" style:font-name-complex="Lucida Grande1" style:font-size-complex="9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Lucida Grande" fo:font-size="9pt" style:font-size-asian="9pt" style:font-name-complex="Lucida Grande1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nsal</meta:initial-creator>
    <dc:creator>prateek </dc:creator>
    <meta:editing-cycles>15</meta:editing-cycles>
    <meta:creation-date>2013-10-15T23:53:00</meta:creation-date>
    <dc:date>2013-10-23T02:32:54</dc:date>
    <meta:editing-duration>PT34S</meta:editing-duration>
    <meta:generator>LibreOffice/3.6$Linux_x86 LibreOffice_project/360m1$Build-2</meta:generator>
    <meta:document-statistic meta:table-count="0" meta:image-count="0" meta:object-count="0" meta:page-count="1" meta:paragraph-count="23" meta:word-count="223" meta:character-count="1550" meta:non-whitespace-character-count="132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